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ans2"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style:font-name="Noto Sans"/>
    </style:style>
    <style:style style:name="P2" style:family="paragraph" style:parent-style-name="Horizontal_20_Line">
      <style:text-properties style:font-name="Noto Sans"/>
    </style:style>
    <style:style style:name="P3" style:family="paragraph" style:parent-style-name="Preformatted_20_Text">
      <style:text-properties style:font-name="Noto Sans"/>
    </style:style>
    <style:style style:name="P4" style:family="paragraph" style:parent-style-name="Text_20_body">
      <style:paragraph-properties fo:text-align="center" style:justify-single-word="false"/>
      <style:text-properties style:font-name="Noto Sans"/>
    </style:style>
    <style:style style:name="P5" style:family="paragraph" style:parent-style-name="Text_20_body">
      <style:text-properties style:font-name="Noto Sans"/>
    </style:style>
    <style:style style:name="P6" style:family="paragraph" style:parent-style-name="Text_20_body">
      <style:paragraph-properties fo:text-align="start" style:justify-single-word="false"/>
      <style:text-properties style:font-name="Noto Sans" officeooo:rsid="001c8f27" officeooo:paragraph-rsid="001c8f27"/>
    </style:style>
    <style:style style:name="P7" style:family="paragraph" style:parent-style-name="Preformatted_20_Text">
      <style:paragraph-properties fo:margin-top="0in" fo:margin-bottom="0.1965in" style:contextual-spacing="false"/>
    </style:style>
    <style:style style:name="P8" style:family="paragraph" style:parent-style-name="Text_20_body">
      <style:text-properties officeooo:paragraph-rsid="0020a206"/>
    </style:style>
    <style:style style:name="P9" style:family="paragraph" style:parent-style-name="Text_20_body">
      <style:text-properties officeooo:rsid="0020b2e7" officeooo:paragraph-rsid="0020b2e7"/>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Text_20_body" style:list-style-name="L1">
      <style:paragraph-properties fo:margin-top="0in" fo:margin-bottom="0in" style:contextual-spacing="false"/>
    </style:style>
    <style:style style:name="P13" style:family="paragraph" style:parent-style-name="Text_20_body" style:list-style-name="L2"/>
    <style:style style:name="P14" style:family="paragraph" style:parent-style-name="Text_20_body" style:list-style-name="L2">
      <style:paragraph-properties fo:margin-top="0in" fo:margin-bottom="0in" style:contextual-spacing="false"/>
    </style:style>
    <style:style style:name="P15" style:family="paragraph" style:parent-style-name="Text_20_body" style:list-style-name="L3"/>
    <style:style style:name="P16" style:family="paragraph" style:parent-style-name="Text_20_body" style:list-style-name="L3">
      <style:paragraph-properties fo:margin-top="0in" fo:margin-bottom="0in" style:contextual-spacing="false"/>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paragraph-properties fo:margin-top="0in" fo:margin-bottom="0in" style:contextual-spacing="false"/>
      <style:text-properties style:font-name="Noto Sans"/>
    </style:style>
    <style:style style:name="P20" style:family="paragraph" style:parent-style-name="Text_20_body" style:list-style-name="L6">
      <style:text-properties style:font-name="Noto Sans"/>
    </style:style>
    <style:style style:name="P21" style:family="paragraph" style:parent-style-name="Text_20_body" style:list-style-name="L7">
      <style:text-properties style:font-name="Noto Sans" officeooo:rsid="0020a206" officeooo:paragraph-rsid="0020a206"/>
    </style:style>
    <style:style style:name="P22" style:family="paragraph" style:parent-style-name="Text_20_body">
      <style:text-properties style:font-name="Noto Sans" officeooo:paragraph-rsid="0020a206"/>
    </style:style>
    <style:style style:name="P23" style:family="paragraph" style:parent-style-name="Text_20_body">
      <style:text-properties style:font-name="Noto Sans" officeooo:rsid="0025ca5b" officeooo:paragraph-rsid="0025ca5b"/>
    </style:style>
    <style:style style:name="P24" style:family="paragraph" style:parent-style-name="Text_20_body" style:list-style-name="L7"/>
    <style:style style:name="P25" style:family="paragraph" style:parent-style-name="Text_20_body" style:list-style-name="L7">
      <style:text-properties officeooo:paragraph-rsid="0020a206"/>
    </style:style>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9">
      <style:paragraph-properties fo:margin-top="0in" fo:margin-bottom="0in" style:contextual-spacing="false"/>
    </style:style>
    <style:style style:name="P29" style:family="paragraph" style:parent-style-name="Text_20_body" style:list-style-name="L10"/>
    <style:style style:name="P30" style:family="paragraph" style:parent-style-name="Text_20_body" style:list-style-name="L10">
      <style:paragraph-properties fo:margin-top="0in" fo:margin-bottom="0in" style:contextual-spacing="false"/>
    </style:style>
    <style:style style:name="P31" style:family="paragraph" style:parent-style-name="Text_20_body" style:list-style-name="L11"/>
    <style:style style:name="P32" style:family="paragraph" style:parent-style-name="Text_20_body" style:list-style-name="L11">
      <style:paragraph-properties fo:margin-top="0in" fo:margin-bottom="0in" style:contextual-spacing="false"/>
    </style:style>
    <style:style style:name="T1" style:family="text">
      <style:text-properties style:font-name="Noto Sans"/>
    </style:style>
    <style:style style:name="T2" style:family="text">
      <style:text-properties style:font-name="Noto Sans" fo:font-size="13pt" fo:font-weight="bold" style:font-size-asian="13pt" style:font-weight-asian="bold" style:font-size-complex="13pt" style:font-weight-complex="bold"/>
    </style:style>
    <style:style style:name="T3" style:family="text">
      <style:text-properties style:font-name="Noto Sans" officeooo:rsid="001f83d4"/>
    </style:style>
    <style:style style:name="T4" style:family="text">
      <style:text-properties officeooo:rsid="001c8f27"/>
    </style:style>
    <style:style style:name="T5" style:family="text">
      <style:text-properties fo:font-size="16pt" style:font-size-asian="16pt" style:font-size-complex="16pt"/>
    </style:style>
    <style:style style:name="T6" style:family="text">
      <style:text-properties officeooo:rsid="001f83d4"/>
    </style:style>
    <style:style style:name="T7" style:family="text">
      <style:text-properties fo:color="#ff0000" loext:opacity="100%" style:font-name="Noto Sans" fo:font-style="italic" style:font-style-asian="italic" style:font-style-complex="italic"/>
    </style:style>
    <style:style style:name="T8" style:family="text">
      <style:text-properties fo:color="#8d1d75" loext:opacity="100%"/>
    </style:style>
    <style:style style:name="T9" style:family="text">
      <style:text-properties fo:color="#8d1d75" loext:opacity="100%" style:font-name="Noto Sans" fo:font-style="italic" style:font-style-asian="italic" style:font-style-complex="italic"/>
    </style:style>
    <style:style style:name="T10" style:family="text">
      <style:text-properties fo:color="#127622" loext:opacity="100%"/>
    </style:style>
    <style:style style:name="T11" style:family="text">
      <style:text-properties fo:color="#127622" loext:opacity="100%" fo:font-size="10pt" style:font-size-asian="10pt" style:font-size-complex="10pt"/>
    </style:style>
    <style:style style:name="T12" style:family="text">
      <style:text-properties fo:color="#999999" loext:opacity="100%"/>
    </style:style>
    <style:style style:name="T13" style:family="text">
      <style:text-properties officeooo:rsid="0020a206"/>
    </style:style>
    <style:style style:name="T14" style:family="text">
      <style:text-properties officeooo:rsid="0020b2e7"/>
    </style:style>
    <style:style style:name="T15" style:family="text">
      <style:text-properties officeooo:rsid="00222ab6"/>
    </style:style>
    <style:style style:name="T16" style:family="text">
      <style:text-properties fo:font-weight="bold" style:font-weight-asian="bold" style:font-weight-complex="bold"/>
    </style:style>
    <style:style style:name="T17" style:family="text">
      <style:text-properties officeooo:rsid="0022ef00"/>
    </style:style>
    <style:style style:name="T18" style:family="text">
      <style:text-properties officeooo:rsid="00279b8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bo Admin Système Linux</text:p>
      <text:p text:style-name="P4"/>
      <text:h text:style-name="Heading_20_1" text:outline-level="1"><text:span text:style-name="T13">A</text:span>.<text:span text:style-name="T13">1.</text:span> <text:span text:style-name="T5">Gestion des Hyperviseurs</text:span></text:h>
      <text:p text:style-name="P6">Lorsque l’on souhaite utiliser à la fois VirtualBox et KVM sur le même hôte Linux, il faut prendre en compte quelques points techniques liés à la gestion des modules de virtualisation et à l'accès aux extensions matérielles (VT-x/AMD-V). En effet, ces deux hyperviseurs utilisent les mêmes ressources matérielles, ce qui peut mener à des conflits si les modules correspondants sont chargés simultanément.</text:p>
      <text:p text:style-name="P2"/>
      <text:h text:style-name="Heading_20_2" text:outline-level="2"><text:span text:style-name="T13">A</text:span><text:span text:style-name="T4">.1.</text:span><text:span text:style-name="T13">1.</text:span><text:span text:style-name="T4"> </text:span>Conflits de Modules et Accès à la Virtualisation</text:h>
      <text:list text:style-name="L1">
        <text:list-item>
          <text:p text:style-name="P12"><text:span text:style-name="Strong_20_Emphasis"><text:span text:style-name="T1">Modules concernés :</text:span></text:span><text:span text:style-name="T1"> </text:span></text:p>
          <text:list>
            <text:list-item>
              <text:p text:style-name="P12"><text:span text:style-name="Strong_20_Emphasis"><text:span text:style-name="T1">KVM :</text:span></text:span><text:span text:style-name="T1"> Utilise généralement les modules </text:span><text:span text:style-name="Source_20_Text"><text:span text:style-name="T1">kvm</text:span></text:span><text:span text:style-name="T1"> et </text:span><text:span text:style-name="Source_20_Text"><text:span text:style-name="T1">kvm_intel</text:span></text:span><text:span text:style-name="T1"> (ou </text:span><text:span text:style-name="Source_20_Text"><text:span text:style-name="T1">kvm_amd</text:span></text:span><text:span text:style-name="T1"> selon votre processeur). </text:span></text:p>
            </text:list-item>
            <text:list-item>
              <text:p text:style-name="P12"><text:span text:style-name="Strong_20_Emphasis"><text:span text:style-name="T1">VirtualBox :</text:span></text:span><text:span text:style-name="T1"> Charge ses propres modules, notamment </text:span><text:span text:style-name="Source_20_Text"><text:span text:style-name="T1">vboxdrv</text:span></text:span><text:span text:style-name="T1">, </text:span><text:span text:style-name="Source_20_Text"><text:span text:style-name="T1">vboxnetflt</text:span></text:span><text:span text:style-name="T1">, etc. </text:span></text:p>
            </text:list-item>
          </text:list>
        </text:list-item>
        <text:list-item>
          <text:p text:style-name="P11"><text:span text:style-name="Strong_20_Emphasis"><text:span text:style-name="T1">Accès exclusif aux extensions VT-x/AMD-V :</text:span></text:span><text:span text:style-name="T1"><text:line-break/>Certains systèmes ne permettent pas d'utiliser simultanément les extensions de virtualisation matérielle pour deux hyperviseurs différents. Ainsi, pour lancer VirtualBox, il peut être nécessaire de décharger les modules KVM, et inversement. </text:span></text:p>
        </text:list-item>
      </text:list>
      <text:p text:style-name="P5">Lorsqu'on utilise la virtualisation matérielle sur un système Linux, le processeur met à disposition des extensions telles que VT-x (pour Intel) ou AMD-V (pour AMD). Ces extensions permettent aux hyperviseurs d’exécuter des machines virtuelles avec une accélération matérielle <text:span text:style-name="T6">(autrement dit, de manière optimisée)</text:span>, ce qui est bien plus performant que la virtualisation purement logicielle. Cependant, le matériel et le noyau Linux ne sont pas conçus pour permettre à plusieurs hyperviseurs d’accéder simultanément à ces extensions. Voici un approfondissement sur le problème de concurrence :</text:p>
      <text:p text:style-name="P2"/>
      <text:h text:style-name="Heading_20_3" text:outline-level="3"><text:span text:style-name="T13">A</text:span>.<text:span text:style-name="T4">1.1.</text:span><text:span text:style-name="T13">1.</text:span> Modules Concernés et Leur Fonctionnement</text:h>
      <text:h text:style-name="Heading_20_4" text:outline-level="4"><text:span text:style-name="T2">a. </text:span><text:span text:style-name="Strong_20_Emphasis"><text:span text:style-name="T2">KVM (Kernel-based Virtual Machine)</text:span></text:span></text:h>
      <text:list text:style-name="L2">
        <text:list-item>
          <text:p text:style-name="P14"><text:span text:style-name="Strong_20_Emphasis"><text:span text:style-name="T1">Modules utilisés :</text:span></text:span><text:span text:style-name="T1"> </text:span></text:p>
          <text:list>
            <text:list-item>
              <text:p text:style-name="P14"><text:span text:style-name="Strong_20_Emphasis"><text:span text:style-name="T1">kvm :</text:span></text:span><text:span text:style-name="T1"> Le module principal qui fournit l'infrastructure de virtualisation au niveau du noyau. </text:span></text:p>
            </text:list-item>
            <text:list-item>
              <text:p text:style-name="P14"><text:span text:style-name="Strong_20_Emphasis"><text:span text:style-name="T1">kvm_intel</text:span></text:span><text:span text:style-name="T1"> ou </text:span><text:span text:style-name="Strong_20_Emphasis"><text:span text:style-name="T1">kvm_amd :</text:span></text:span><text:span text:style-name="T1"> Des modules spécifiques à l'architecture du processeur qui exploitent les extensions VT-x ou AMD-V pour activer l'accélération matérielle. </text:span></text:p>
            </text:list-item>
          </text:list>
        </text:list-item>
        <text:list-item>
          <text:p text:style-name="P13"><text:soft-page-break/><text:span text:style-name="Strong_20_Emphasis"><text:span text:style-name="T1">Fonctionnement :</text:span></text:span><text:span text:style-name="T1"><text:line-break/>Lorsqu'un module KVM est chargé, il "prend possession" des extensions de virtualisation du processeur. Cela signifie qu'il configure le CPU pour permettre à des machines virtuelles de s'exécuter avec l'aide du matériel, en contrôlant l'accès aux instructions et aux fonctionnalités spécifiques de VT-x/AMD-V. </text:span></text:p>
        </text:list-item>
      </text:list>
      <text:h text:style-name="Heading_20_4" text:outline-level="4"><text:span text:style-name="T1">b. </text:span><text:span text:style-name="Strong_20_Emphasis"><text:span text:style-name="T1">VirtualBox</text:span></text:span></text:h>
      <text:list text:style-name="L3">
        <text:list-item>
          <text:p text:style-name="P16"><text:span text:style-name="Strong_20_Emphasis"><text:span text:style-name="T1">Modules utilisés :</text:span></text:span><text:span text:style-name="T1"> </text:span></text:p>
          <text:list>
            <text:list-item>
              <text:p text:style-name="P16"><text:span text:style-name="Strong_20_Emphasis"><text:span text:style-name="T1">vboxdrv :</text:span></text:span><text:span text:style-name="T1"> Le module principal qui gère l'interface entre VirtualBox et le noyau Linux. </text:span></text:p>
            </text:list-item>
            <text:list-item>
              <text:p text:style-name="P16"><text:span text:style-name="Strong_20_Emphasis"><text:span text:style-name="T1">vboxnetflt, vboxnetadp, etc. :</text:span></text:span><text:span text:style-name="T1"> Modules supplémentaires pour la gestion du réseau et d'autres fonctionnalités. </text:span></text:p>
            </text:list-item>
          </text:list>
        </text:list-item>
        <text:list-item>
          <text:p text:style-name="P15"><text:span text:style-name="Strong_20_Emphasis"><text:span text:style-name="T1">Fonctionnement :</text:span></text:span><text:span text:style-name="T1"><text:line-break/>VirtualBox peut utiliser l'accélération matérielle pour améliorer les performances des VM. Lorsqu'il démarre une machine virtuelle, il tente d'accéder aux extensions VT-x/AMD-V pour bénéficier de cette accélération. S'il ne parvient pas à accéder à ces ressources (par exemple parce qu'un autre hyperviseur les a déjà réservées), il peut soit tenter de basculer en mode logiciel (beaucoup moins performant), soit échouer à lancer la VM. </text:span></text:p>
        </text:list-item>
      </text:list>
      <text:p text:style-name="P2"/>
      <text:h text:style-name="Heading_20_3" text:outline-level="3"><text:span text:style-name="T13">A.</text:span><text:span text:style-name="T4">1.1.</text:span>2. Accès Exclusif aux Extensions VT-x/AMD-V</text:h>
      <text:p text:style-name="P5">Les extensions VT-x/AMD-V sont des ressources matérielles exclusives qui ne peuvent être partagées entre plusieurs pilotes ou hyperviseurs en même temps. Le système de virtualisation au niveau du processeur est conçu pour que le premier hyperviseur qui demande l'accès aux extensions les verrouille pour son usage exclusif. Ainsi :</text:p>
      <text:list text:style-name="L4">
        <text:list-item>
          <text:p text:style-name="P17"><text:span text:style-name="Strong_20_Emphasis"><text:span text:style-name="T1">Concurrence impossible :</text:span></text:span><text:span text:style-name="T1"><text:line-break/>Si le module KVM est chargé et actif, il configure le processeur pour que l'accès aux instructions VT-x/AMD-V soit réservé à KVM. Dans ce cas, si vous lancez VirtualBox, ce dernier ne trouvera pas les extensions disponibles, ce qui se traduira souvent par une erreur indiquant que la virtualisation matérielle n'est pas disponible.</text:span></text:p>
        </text:list-item>
        <text:list-item>
          <text:p text:style-name="P17"><text:span text:style-name="Strong_20_Emphasis"><text:span text:style-name="T1">Interférence directe :</text:span></text:span><text:span text:style-name="T1"><text:line-break/>Inversement, si VirtualBox démarre en premier et verrouille l'accès aux extensions, puis que vous tentez d'utiliser KVM (ou des outils qui s'appuient sur libvirt), ces derniers échoueront à obtenir l'accès nécessaire aux fonctionnalités matérielles.</text:span></text:p>
        </text:list-item>
      </text:list>
      <text:p text:style-name="P2"/>
      <text:h text:style-name="Heading_20_3" text:outline-level="3"><text:span text:style-name="T13">A.</text:span><text:span text:style-name="T4">1.1.</text:span>3. Gestion des Conflits et Solutions</text:h>
      <text:p text:style-name="P5">Pour éviter ces conflits, il est indispensable de s'assurer qu'un seul hyperviseur est actif à un moment donné. Les solutions typiques incluent :</text:p>
      <text:list text:style-name="L5">
        <text:list-item>
          <text:p text:style-name="P18"><text:soft-page-break/><text:span text:style-name="Strong_20_Emphasis"><text:span text:style-name="T1">Déchargement des modules non utilisés :</text:span></text:span><text:span text:style-name="T1"><text:line-break/>Avant de lancer VirtualBox, </text:span><text:span text:style-name="T3">if faut </text:span><text:span text:style-name="T1">décharge</text:span><text:span text:style-name="T3">r</text:span><text:span text:style-name="T1"> les modules KVM (par exemple avec </text:span><text:span text:style-name="Source_20_Text"><text:span text:style-name="T7">s</text:span></text:span><text:span text:style-name="Source_20_Text"><text:span text:style-name="T9">udo modprobe -r kvm_intel</text:span></text:span><text:span text:style-name="T9"> ou </text:span><text:span text:style-name="Source_20_Text"><text:span text:style-name="T9">sudo modprobe -r kvm_amd</text:span></text:span><text:span text:style-name="T1">). Inversement, pour utiliser KVM, il faut s'assurer que les modules VirtualBox ne sont pas en conflit.</text:span></text:p>
        </text:list-item>
        <text:list-item>
          <text:p text:style-name="P18"><text:span text:style-name="Strong_20_Emphasis"><text:span text:style-name="T1">Scripts de bascule :</text:span></text:span><text:span text:style-name="T1"><text:line-break/></text:span><text:span text:style-name="T3">D</text:span><text:span text:style-name="T1">es scripts qui arrêtent les services associés à l’hyperviseur déchargent les modules concernés et chargent ceux requis par l'autre hyperviseur. Cela permet d’automatiser la gestion des ressources matérielles et de minimiser les risques de conflit.</text:span></text:p>
        </text:list-item>
        <text:list-item>
          <text:p text:style-name="P18"><text:span text:style-name="Strong_20_Emphasis"><text:span text:style-name="T1">Utilisation d'outils multi-provider :</text:span></text:span><text:span text:style-name="T1"><text:line-break/>Des outils comme Vagrant peuvent être configurés pour utiliser différents fournisseurs de virtualisation (VirtualBox, libvirt pour KVM) à partir d’un même fichier de configuration, ce qui permet d’automatiser le changement d’environnement de manière plus fluide, même si cela ne résout pas techniquement le conflit d'accès aux extensions.</text:span></text:p>
        </text:list-item>
      </text:list>
      <text:p text:style-name="P2"/>
      <text:h text:style-name="Heading_20_3" text:outline-level="3"><text:span text:style-name="T13">A.</text:span><text:span text:style-name="T4">1.1.</text:span>4. Impact sur les Performances et le Développement</text:h>
      <text:p text:style-name="P5">L'impossibilité de partager simultanément l'accès aux extensions de virtualisation impose de choisir l'un ou l'autre hyperviseur pour obtenir des performances optimales. Dans un environnement DevOps où l'automatisation et la flexibilité sont clés, il est crucial de :</text:p>
      <text:list text:style-name="L6">
        <text:list-item>
          <text:p text:style-name="P19">Documenter précisément les étapes de bascule entre les hyperviseurs. </text:p>
        </text:list-item>
        <text:list-item>
          <text:p text:style-name="P19">Intégrer des contrôles dans <text:span text:style-name="T6">les</text:span> scripts <text:span text:style-name="T6">réalisés </text:span>pour vérifier que les modules sont correctement déchargés ou chargés. </text:p>
        </text:list-item>
        <text:list-item>
          <text:p text:style-name="P20">Tester en continu les performances et la stabilité de<text:span text:style-name="T6">s</text:span> machines virtuelles dans chaque mode pour ajuster la configuration si nécessaire. </text:p>
        </text:list-item>
      </text:list>
      <text:p text:style-name="P2"/>
      <text:h text:style-name="Heading_20_1" text:outline-level="1"><text:span text:style-name="T13">A.</text:span>2. Configuration et Script de Switch</text:h>
      <text:p text:style-name="P5">Pour automatiser le passage d'un hyperviseur à l'autre dans un contexte DevOps, vous pouvez créer des scripts Bash qui effectuent les opérations suivantes :</text:p>
      <text:h text:style-name="Heading_20_4" text:outline-level="4"><text:bookmark-start text:name="__DdeLink__1675_2970902867"/>a. Activer VirtualBox et désactiver KVM</text:h>
      <text:p text:style-name="Preformatted_20_Text"><text:span text:style-name="Source_20_Text"><text:span text:style-name="T10">#!/bin/bash</text:span></text:span></text:p>
      <text:p text:style-name="Preformatted_20_Text"><text:span text:style-name="Source_20_Text"><text:span text:style-name="T10"># Arrêter libvirt (si vous l'utilisez avec KVM)</text:span></text:span></text:p>
      <text:p text:style-name="Preformatted_20_Text"><text:span text:style-name="Source_20_Text">sudo systemctl stop libvirtd</text:span></text:p>
      <text:p text:style-name="Preformatted_20_Text"/>
      <text:p text:style-name="Preformatted_20_Text"><text:span text:style-name="Source_20_Text"><text:span text:style-name="T10"># Décharger les modules KVM</text:span></text:span></text:p>
      <text:p text:style-name="Preformatted_20_Text"><text:span text:style-name="Source_20_Text">sudo modprobe -r kvm_intel 2&gt;/dev/null || sudo modprobe -r kvm_amd 2&gt;/dev/null</text:span></text:p>
      <text:p text:style-name="Preformatted_20_Text"/>
      <text:p text:style-name="Preformatted_20_Text"><text:span text:style-name="Source_20_Text"><text:span text:style-name="T10"># Charger les modules VirtualBox (s'ils ne le sont pas déjà)</text:span></text:span></text:p>
      <text:p text:style-name="Preformatted_20_Text"><text:span text:style-name="Source_20_Text">sudo modprobe vboxdrv</text:span></text:p>
      <text:p text:style-name="Preformatted_20_Text"><text:soft-page-break/><text:span text:style-name="Source_20_Text">sudo modprobe vboxnetflt</text:span></text:p>
      <text:p text:style-name="Preformatted_20_Text"/>
      <text:p text:style-name="Preformatted_20_Text"><text:span text:style-name="Source_20_Text">echo "Passage en mode VirtualBox terminé."</text:span></text:p>
      <text:p text:style-name="Text_20_body"><text:line-break/><text:span text:style-name="T12">----------------------------------------------------------------------------------------------------------------------------------------</text:span></text:p>
      <text:h text:style-name="Heading_20_4" text:outline-level="4">b. Activer KVM et désactiver VirtualBox</text:h>
      <text:p text:style-name="Preformatted_20_Text"><text:span text:style-name="Source_20_Text"><text:span text:style-name="T10">#!/bin/bash</text:span></text:span></text:p>
      <text:p text:style-name="Preformatted_20_Text"><text:span text:style-name="Source_20_Text"><text:span text:style-name="T10"># Décharger les modules VirtualBox</text:span></text:span></text:p>
      <text:p text:style-name="Preformatted_20_Text"><text:span text:style-name="Source_20_Text"><text:span text:style-name="T1">sudo modprobe -r vboxnetflt</text:span></text:span></text:p>
      <text:p text:style-name="Preformatted_20_Text"><text:span text:style-name="Source_20_Text"><text:span text:style-name="T1">sudo modprobe -r vboxdrv</text:span></text:span></text:p>
      <text:p text:style-name="P3"/>
      <text:p text:style-name="Preformatted_20_Text"><text:span text:style-name="Source_20_Text"><text:span text:style-name="T10"># Charger les modules KVM (choisissez celui adapté à votre CPU)</text:span></text:span></text:p>
      <text:p text:style-name="Preformatted_20_Text"><text:span text:style-name="Source_20_Text"><text:span text:style-name="T1">sudo modprobe kvm_intel 2&gt;/dev/null || sudo modprobe kvm_amd 2&gt;/dev/null</text:span></text:span></text:p>
      <text:p text:style-name="P3"/>
      <text:p text:style-name="Preformatted_20_Text"><text:span text:style-name="Source_20_Text"><text:span text:style-name="T10"># Démarrer libvirt</text:span></text:span></text:p>
      <text:p text:style-name="Preformatted_20_Text"><text:span text:style-name="Source_20_Text"><text:span text:style-name="T1">sudo systemctl start libvirtd</text:span></text:span></text:p>
      <text:p text:style-name="P3"/>
      <text:p text:style-name="P7"><text:span text:style-name="Source_20_Text"><text:span text:style-name="T1">echo "Passage en mode KVM terminé."</text:span></text:span><text:bookmark-end text:name="__DdeLink__1675_2970902867"/></text:p>
      <text:p text:style-name="P5">Ces scripts permettent de basculer entre les deux environnements en s'assurant que les modules en conflit sont déchargés avant de charger ceux requis par l'hyperviseur désiré.</text:p>
      <text:p text:style-name="P2"/>
      <text:h text:style-name="P1" text:outline-level="2"><text:span text:style-name="T13">A.</text:span>3. Considérations Supplémentaires</text:h>
      <text:list text:style-name="L7">
        <text:list-item>
          <text:p text:style-name="P24"><text:span text:style-name="Strong_20_Emphasis"><text:span text:style-name="T1">Réseautage :</text:span></text:span><text:span text:style-name="T1"><text:line-break/>La configuration réseau diffère selon l'hyperviseur. Par exemple, KVM utilise souvent un bridge (via libvirt ou manuellement configuré) alors que VirtualBox dispose de ses propres modes NAT/bridged.<text:line-break/>Veillez à adapter ou redéfinir vos interfaces réseau lors du passage d’un hyperviseur à l’autre si nécessaire.</text:span></text:p>
        </text:list-item>
        <text:list-item>
          <text:p text:style-name="P25"><text:span text:style-name="Strong_20_Emphasis"><text:span text:style-name="T1">Outils d'Automatisation :</text:span></text:span><text:span text:style-name="T1"><text:line-break/>Pour un déploiement DevOps complet, vous pouvez intégrer ces scripts dans un pipeline CI/CD ou les orchestrer via Ansible, afin de provisionner et configurer vos VMs automatiquement.<text:line-break/>Par ailleurs, Vagrant est un outil intéressant car il permet d'utiliser différents providers (VirtualBox, libvirt pour KVM) via un même Vagrantfile, facilitant ainsi le switch et la gestion des VMs de façon scriptée.</text:span></text:p>
          <text:p text:style-name="P21">Vagrant, via son Vagrantfile, vous permet de définir et de lancer des machines virtuelles sur différents hyperviseurs (providers) sans changer la configuration de base. Cependant, Vagrant ne gère pas automatiquement le chargement ou le déchargement des modules du noyau liés aux hyperviseurs (comme KVM et VirtualBox).</text:p>
          <text:p text:style-name="P25"><text:soft-page-break/>En d'autres termes, si vous devez passer de VirtualBox à KVM sur le même hôte, et que votre système ne permet pas l'utilisation simultanée des extensions VT-x/AMD-V par les deux hyperviseurs, il est recommandé d'utiliser un script Bash (ou une autre méthode d'automatisation) pour décharger les modules conflictuels avant de lancer Vagrant avec le provider souhaité.</text:p>
          <text:p text:style-name="P25">Ainsi, dans un scénario où les conflits matériels peuvent survenir, vous pouvez utiliser un script Bash pour préparer l'environnement (par exemple, décharger les modules de KVM si vous souhaitez utiliser VirtualBox) et ensuite lancer Vagrant avec la commande appropriée. Ce script Bash vient en complément du Vagrantfile, qui lui se concentre sur la configuration et le provisioning des VMs.</text:p>
        </text:list-item>
        <text:list-item>
          <text:p text:style-name="P25"><text:span text:style-name="Strong_20_Emphasis"><text:span text:style-name="T1">Compatibilité et Vérifications :</text:span></text:span><text:span text:style-name="T1"><text:line-break/>Testez soigneusement les scripts sur votre environnement afin d’éviter des conflits ou des erreurs lors du chargement/déchargement des modules. La commande </text:span><text:span text:style-name="Source_20_Text"><text:span text:style-name="T1">lsmod</text:span></text:span><text:span text:style-name="T1"> permet de vérifier quels modules sont actuellement chargés.</text:span></text:p>
        </text:list-item>
      </text:list>
      <text:p text:style-name="P8"><text:span text:style-name="T1"/></text:p>
      <text:h text:style-name="P10" text:outline-level="1"><text:span text:style-name="T13">B.</text:span><text:span text:style-name="T14">1.</text:span> C<text:span text:style-name="T13">onfigurer le Vagrant File</text:span></text:h>
      <text:p text:style-name="P22">Vagrant est très adapté pour automatiser la création, la configuration et le provisionnement de machines virtuelles sans passer par les interfaces graphiques d'installation. Voici comment procéder :</text:p>
      <text:p text:style-name="P23">NB : Lien pour installer Vagrant sur linux Mint <text:span text:style-name="T18">(Ubuntu 24)</text:span> : <text:a xlink:type="simple" xlink:href="https://greenwebpage.com/community/how-to-install-use-and-uninstall-vagrant-on-ubuntu-24-04/" text:style-name="Internet_20_link" text:visited-style-name="Visited_20_Internet_20_Link">https://greenwebpage.com/community/how-to-install-use-and-uninstall-vagrant-on-ubuntu-24-04/</text:a></text:p>
      <text:p text:style-name="Horizontal_20_Line"/>
      <text:h text:style-name="Heading_20_2" text:outline-level="2"><text:span text:style-name="T14">B.1.1.</text:span> Utiliser des "Boxes" Vagrant pour les différentes distributions</text:h>
      <text:list text:style-name="L8">
        <text:list-item>
          <text:p text:style-name="P26"><text:span text:style-name="Strong_20_Emphasis">Boxes pré-configurées :</text:span><text:line-break/>Vagrant utilise des images appelées "boxes" qui sont déjà préparées pour certaines distributions (Ubuntu, CentOS, Debian, Fedora, etc.). Vous pouvez les télécharger depuis <text:a xlink:type="simple" xlink:href="https://app.vagrantup.com/boxes/search" text:style-name="Internet_20_link" text:visited-style-name="Visited_20_Internet_20_Link">Vagrant Cloud</text:a>.</text:p>
        </text:list-item>
        <text:list-item>
          <text:p text:style-name="P26"><text:span text:style-name="Strong_20_Emphasis">Avantage :</text:span><text:line-break/>Ces boxes viennent avec un système minimal préinstallé, ce qui vous évite de passer par une installation manuelle via une interface graphique.</text:p>
        </text:list-item>
      </text:list>
      <text:p text:style-name="Horizontal_20_Line"/>
      <text:h text:style-name="Heading_20_2" text:outline-level="2"><text:span text:style-name="T14">B.1.</text:span>2. Créer un Vagrantfile pour provisionner plusieurs VMs</text:h>
      <text:p text:style-name="Text_20_body">Vous pouvez définir plusieurs machines dans un seul Vagrantfile. Chaque machine peut utiliser une box différente et être provisionnée individuellement.</text:p>
      <text:h text:style-name="Heading_20_4" text:outline-level="4">Exemple de Vagrantfile Multi-VM</text:h>
      <text:p text:style-name="Preformatted_20_Text"><text:span text:style-name="Source_20_Text">Vagrant.configure("2") do |config|</text:span></text:p>
      <text:p text:style-name="Preformatted_20_Text"><text:span text:style-name="Source_20_Text"><text:s text:c="2"/></text:span><text:span text:style-name="Source_20_Text"><text:span text:style-name="T10"># VM pour Ubuntu</text:span></text:span></text:p>
      <text:p text:style-name="Preformatted_20_Text"><text:span text:style-name="Source_20_Text"><text:s text:c="2"/>config.vm.define "ubuntu-vm" do |ubuntu|</text:span></text:p>
      <text:p text:style-name="Preformatted_20_Text"><text:span text:style-name="Source_20_Text"><text:s text:c="4"/>ubuntu.vm.box = "ubuntu/bionic64" <text:s/></text:span><text:span text:style-name="Source_20_Text"><text:span text:style-name="T11"># Box Ubuntu 18.04</text:span></text:span></text:p>
      <text:p text:style-name="Preformatted_20_Text"><text:span text:style-name="Source_20_Text"><text:s text:c="4"/>ubuntu.vm.hostname = "ubuntu-vm"</text:span></text:p>
      <text:p text:style-name="Preformatted_20_Text"><text:span text:style-name="Source_20_Text"><text:s text:c="4"/>ubuntu.vm.network "private_network", ip: "192.168.33.10"</text:span></text:p>
      <text:p text:style-name="Preformatted_20_Text"><text:span text:style-name="Source_20_Text"><text:s text:c="4"/></text:span></text:p>
      <text:p text:style-name="Preformatted_20_Text"><text:span text:style-name="Source_20_Text"><text:s text:c="4"/></text:span><text:span text:style-name="Source_20_Text"><text:span text:style-name="T11"># Provisionnement shell pour Ubuntu</text:span></text:span></text:p>
      <text:p text:style-name="Preformatted_20_Text"><text:span text:style-name="Source_20_Text"><text:s text:c="4"/>ubuntu.vm.provision "shell", inline: &lt;&lt;-SHELL</text:span></text:p>
      <text:p text:style-name="Preformatted_20_Text"><text:span text:style-name="Source_20_Text"><text:s text:c="6"/>sudo apt-get update</text:span></text:p>
      <text:p text:style-name="Preformatted_20_Text"><text:span text:style-name="Source_20_Text"><text:s text:c="6"/>sudo apt-get install -y apache2</text:span></text:p>
      <text:p text:style-name="Preformatted_20_Text"><text:span text:style-name="Source_20_Text"><text:s text:c="4"/>SHELL</text:span></text:p>
      <text:p text:style-name="Preformatted_20_Text"><text:span text:style-name="Source_20_Text"><text:s text:c="2"/>end</text:span></text:p>
      <text:p text:style-name="Preformatted_20_Text"/>
      <text:p text:style-name="Preformatted_20_Text"><text:span text:style-name="Source_20_Text"><text:s text:c="2"/></text:span><text:span text:style-name="Source_20_Text"><text:span text:style-name="T11"># VM pour CentOS</text:span></text:span></text:p>
      <text:p text:style-name="Preformatted_20_Text"><text:span text:style-name="Source_20_Text"><text:s text:c="2"/>config.vm.define "centos-vm" do |centos|</text:span></text:p>
      <text:p text:style-name="Preformatted_20_Text"><text:span text:style-name="Source_20_Text"><text:s text:c="4"/>centos.vm.box = "centos/7" <text:s/></text:span><text:span text:style-name="Source_20_Text"><text:span text:style-name="T11"># Box CentOS 7</text:span></text:span></text:p>
      <text:p text:style-name="Preformatted_20_Text"><text:soft-page-break/><text:span text:style-name="Source_20_Text"><text:s text:c="4"/>centos.vm.hostname = "centos-vm"</text:span></text:p>
      <text:p text:style-name="Preformatted_20_Text"><text:span text:style-name="Source_20_Text"><text:s text:c="4"/>centos.vm.network "private_network", ip: "192.168.33.11"</text:span></text:p>
      <text:p text:style-name="Preformatted_20_Text"><text:span text:style-name="Source_20_Text"><text:s text:c="4"/></text:span></text:p>
      <text:p text:style-name="Preformatted_20_Text"><text:span text:style-name="Source_20_Text"><text:s text:c="4"/></text:span><text:span text:style-name="Source_20_Text"><text:span text:style-name="T11"># Provisionnement shell pour CentOS</text:span></text:span></text:p>
      <text:p text:style-name="Preformatted_20_Text"><text:span text:style-name="Source_20_Text"><text:s text:c="4"/>centos.vm.provision "shell", inline: &lt;&lt;-SHELL</text:span></text:p>
      <text:p text:style-name="Preformatted_20_Text"><text:span text:style-name="Source_20_Text"><text:s text:c="6"/>sudo yum update -y</text:span></text:p>
      <text:p text:style-name="Preformatted_20_Text"><text:span text:style-name="Source_20_Text"><text:s text:c="6"/>sudo yum install -y httpd</text:span></text:p>
      <text:p text:style-name="Preformatted_20_Text"><text:span text:style-name="Source_20_Text"><text:s text:c="6"/>sudo systemctl enable httpd</text:span></text:p>
      <text:p text:style-name="Preformatted_20_Text"><text:span text:style-name="Source_20_Text"><text:s text:c="6"/>sudo systemctl start httpd</text:span></text:p>
      <text:p text:style-name="Preformatted_20_Text"><text:span text:style-name="Source_20_Text"><text:s text:c="4"/>SHELL</text:span></text:p>
      <text:p text:style-name="Preformatted_20_Text"><text:span text:style-name="Source_20_Text"><text:s text:c="2"/>end</text:span></text:p>
      <text:p text:style-name="P7"><text:span text:style-name="Source_20_Text">end</text:span></text:p>
      <text:p text:style-name="Text_20_body">Dans cet exemple :</text:p>
      <text:list text:style-name="L9">
        <text:list-item>
          <text:p text:style-name="P28"><text:span text:style-name="Strong_20_Emphasis">Deux VMs distinctes sont définies</text:span> : une pour Ubuntu et une pour CentOS. </text:p>
        </text:list-item>
        <text:list-item>
          <text:p text:style-name="P28"><text:span text:style-name="Strong_20_Emphasis">Chaque VM est associée à une box spécifique.</text:span> </text:p>
        </text:list-item>
        <text:list-item>
          <text:p text:style-name="P27"><text:span text:style-name="Strong_20_Emphasis">Des scripts de provisionnement inline</text:span> (exécutés lors du <text:span text:style-name="Source_20_Text">vagrant up</text:span>) installent et configurent des services (Apache pour Ubuntu et HTTPD pour CentOS). </text:p>
        </text:list-item>
      </text:list>
      <text:p text:style-name="Horizontal_20_Line"/>
      <text:h text:style-name="Heading_20_2" text:outline-level="2"><text:span text:style-name="T14">B.1.</text:span>3. Provisionnement et Configuration Automatisée</text:h>
      <text:list text:style-name="L10">
        <text:list-item>
          <text:p text:style-name="P29"><text:span text:style-name="Strong_20_Emphasis">Provisionnement automatisé :</text:span><text:line-break/>Vous pouvez utiliser différents types de provisionneurs :</text:p>
          <text:list>
            <text:list-item>
              <text:p text:style-name="P30"><text:span text:style-name="Strong_20_Emphasis">Shell provisioner :</text:span> Exécute des scripts shell (comme dans l'exemple ci-dessus). </text:p>
            </text:list-item>
            <text:list-item>
              <text:p text:style-name="P30"><text:span text:style-name="Strong_20_Emphasis">Ansible, Puppet ou Chef :</text:span> Pour des configurations plus complexes et reproductibles. </text:p>
            </text:list-item>
            <text:list-item>
              <text:p text:style-name="P30"><text:span text:style-name="Strong_20_Emphasis">Fichiers de configuration :</text:span> Vous pouvez aussi pointer vers des scripts externes ou des playbooks. </text:p>
            </text:list-item>
          </text:list>
        </text:list-item>
        <text:list-item>
          <text:p text:style-name="P29"><text:span text:style-name="Strong_20_Emphasis">Clonage et réutilisation :</text:span><text:line-break/>Une fois que vos VMs sont provisionnées et configurées, vous pouvez :</text:p>
          <text:list>
            <text:list-item>
              <text:p text:style-name="P30"><text:span text:style-name="Strong_20_Emphasis">Créer des snapshots</text:span> avec Vagrant ou via les commandes de l'hyperviseur pour revenir à un état stable. </text:p>
            </text:list-item>
            <text:list-item>
              <text:p text:style-name="P29"><text:span text:style-name="Strong_20_Emphasis">Utiliser les boxes personnalisées</text:span> : Après configuration, il est possible de "package" une VM avec <text:span text:style-name="Source_20_Text">vagrant package</text:span> pour créer une nouvelle box réutilisable dans d'autres projets. </text:p>
            </text:list-item>
          </text:list>
        </text:list-item>
      </text:list>
      <text:p text:style-name="Horizontal_20_Line"/>
      <text:h text:style-name="Heading_20_1" text:outline-level="1">B.2. Utilisation de Vagrant avec Ansible</text:h>
      <text:p text:style-name="P9">Voici un exemple complet montrant comment vous pouvez utiliser Vagrant avec Ansible pour provisionner des machines virtuelles de différentes distributions (Ubuntu et CentOS) dans un seul Vagrantfile, sans passer par une interface graphique d’installation : </text:p>
      <text:h text:style-name="Heading_20_2" text:outline-level="2"><text:soft-page-break/><text:span text:style-name="T15">B.2.</text:span>1. Vagrantfile utilisant le provisionnement Ansible</text:h>
      <text:p text:style-name="Text_20_body">Dans ce Vagrantfile, nous définissons deux VM : l’une basée sur Ubuntu et l’autre sur CentOS. Pour chacune, nous utilisons le provisionneur Ansible pour appliquer un playbook commun qui exécutera des tâches conditionnelles selon la distribution.</text:p>
      <text:p text:style-name="Preformatted_20_Text"><text:span text:style-name="Source_20_Text">Vagrant.configure("2") do |config|</text:span></text:p>
      <text:p text:style-name="Preformatted_20_Text"><text:span text:style-name="Source_20_Text"/></text:p>
      <text:p text:style-name="Preformatted_20_Text"><text:span text:style-name="Source_20_Text"><text:s text:c="2"/></text:span><text:span text:style-name="Source_20_Text"><text:span text:style-name="T11"># Configuration pour la VM Ubuntu</text:span></text:span></text:p>
      <text:p text:style-name="Preformatted_20_Text"><text:span text:style-name="Source_20_Text"><text:s text:c="2"/>config.vm.define "ubuntu-vm" do |ubuntu|</text:span></text:p>
      <text:p text:style-name="Preformatted_20_Text"><text:span text:style-name="Source_20_Text"><text:s text:c="4"/>ubuntu.vm.box = "ubuntu/bionic64" <text:s text:c="8"/></text:span><text:span text:style-name="Source_20_Text"><text:span text:style-name="T11"># Box Ubuntu 18.04</text:span></text:span></text:p>
      <text:p text:style-name="Preformatted_20_Text"><text:span text:style-name="Source_20_Text"><text:s text:c="4"/>ubuntu.vm.hostname = "ubuntu-vm"</text:span></text:p>
      <text:p text:style-name="Preformatted_20_Text"><text:span text:style-name="Source_20_Text"><text:s text:c="4"/>ubuntu.vm.network "private_network", ip: "192.168.33.10"</text:span></text:p>
      <text:p text:style-name="Preformatted_20_Text"><text:span text:style-name="Source_20_Text"><text:s text:c="4"/></text:span></text:p>
      <text:p text:style-name="Preformatted_20_Text"><text:span text:style-name="Source_20_Text"><text:s text:c="4"/>ubuntu.vm.provision "ansible" do |ansible|</text:span></text:p>
      <text:p text:style-name="Preformatted_20_Text"><text:span text:style-name="Source_20_Text"><text:s text:c="6"/>ansible.playbook = "playbook.yml"</text:span></text:p>
      <text:p text:style-name="Preformatted_20_Text"><text:span text:style-name="Source_20_Text"><text:s text:c="6"/></text:span><text:span text:style-name="Source_20_Text"><text:span text:style-name="T11"># Passage d'une variable extra pour identifier le système cible</text:span></text:span></text:p>
      <text:p text:style-name="Preformatted_20_Text"><text:span text:style-name="Source_20_Text"><text:s text:c="6"/>ansible.extra_vars = { target_os: "ubuntu" }</text:span></text:p>
      <text:p text:style-name="Preformatted_20_Text"><text:span text:style-name="Source_20_Text"><text:s text:c="6"/></text:span><text:span text:style-name="Source_20_Text"><text:span text:style-name="T11"># Optionnel : on peut définir un groupe pour cette VM</text:span></text:span></text:p>
      <text:p text:style-name="Preformatted_20_Text"><text:span text:style-name="Source_20_Text"><text:s text:c="6"/>ansible.groups = { "ubuntu_servers" =&gt; ["ubuntu-vm"] }</text:span></text:p>
      <text:p text:style-name="Preformatted_20_Text"><text:span text:style-name="Source_20_Text"><text:s text:c="4"/>end</text:span></text:p>
      <text:p text:style-name="Preformatted_20_Text"><text:span text:style-name="Source_20_Text"><text:s text:c="2"/>end</text:span></text:p>
      <text:p text:style-name="Preformatted_20_Text"/>
      <text:p text:style-name="Preformatted_20_Text"><text:span text:style-name="Source_20_Text"><text:s text:c="2"/></text:span><text:span text:style-name="Source_20_Text"><text:span text:style-name="T11"># Configuration pour la VM CentOS</text:span></text:span></text:p>
      <text:p text:style-name="Preformatted_20_Text"><text:span text:style-name="Source_20_Text"><text:s text:c="2"/>config.vm.define "centos-vm" do |centos|</text:span></text:p>
      <text:p text:style-name="Preformatted_20_Text"><text:span text:style-name="Source_20_Text"><text:s text:c="4"/>centos.vm.box = "centos/7" <text:s text:c="16"/></text:span><text:span text:style-name="Source_20_Text"><text:span text:style-name="T11"># Box CentOS 7</text:span></text:span></text:p>
      <text:p text:style-name="Preformatted_20_Text"><text:span text:style-name="Source_20_Text"><text:s text:c="4"/>centos.vm.hostname = "centos-vm"</text:span></text:p>
      <text:p text:style-name="Preformatted_20_Text"><text:span text:style-name="Source_20_Text"><text:s text:c="4"/>centos.vm.network "private_network", ip: "192.168.33.11"</text:span></text:p>
      <text:p text:style-name="Preformatted_20_Text"><text:span text:style-name="Source_20_Text"><text:s text:c="4"/></text:span></text:p>
      <text:p text:style-name="Preformatted_20_Text"><text:span text:style-name="Source_20_Text"><text:s text:c="4"/>centos.vm.provision "ansible" do |ansible|</text:span></text:p>
      <text:p text:style-name="Preformatted_20_Text"><text:span text:style-name="Source_20_Text"><text:s text:c="6"/>ansible.playbook = "playbook.yml"</text:span></text:p>
      <text:p text:style-name="Preformatted_20_Text"><text:span text:style-name="Source_20_Text"><text:s text:c="6"/>ansible.extra_vars = { target_os: "centos" }</text:span></text:p>
      <text:p text:style-name="Preformatted_20_Text"><text:span text:style-name="Source_20_Text"><text:s text:c="6"/>ansible.groups = { "centos_servers" =&gt; ["centos-vm"] }</text:span></text:p>
      <text:p text:style-name="Preformatted_20_Text"><text:span text:style-name="Source_20_Text"><text:s text:c="4"/>end</text:span></text:p>
      <text:p text:style-name="Preformatted_20_Text"><text:span text:style-name="Source_20_Text"><text:s text:c="2"/>end</text:span></text:p>
      <text:p text:style-name="Preformatted_20_Text"><text:span text:style-name="Source_20_Text"/></text:p>
      <text:p text:style-name="P7"><text:span text:style-name="Source_20_Text">end</text:span></text:p>
      <text:h text:style-name="Heading_20_3" text:outline-level="3">Points clés de ce Vagrantfile :</text:h>
      <text:list text:style-name="L11">
        <text:list-item>
          <text:p text:style-name="P32"><text:span text:style-name="Strong_20_Emphasis">Boxes préconfigurées</text:span> : Nous utilisons des boxes existantes pour Ubuntu et CentOS, ce qui évite une installation manuelle. </text:p>
        </text:list-item>
        <text:list-item>
          <text:p text:style-name="P32"><text:span text:style-name="Strong_20_Emphasis">Provisionnement Ansible</text:span> : Le même playbook (<text:span text:style-name="Source_20_Text">playbook.yml</text:span>) est appelé pour les deux machines, mais on lui passe une variable <text:span text:style-name="Source_20_Text">target_os</text:span> pour différencier les tâches à exécuter. </text:p>
        </text:list-item>
        <text:list-item>
          <text:p text:style-name="P31"><text:span text:style-name="Strong_20_Emphasis">Multi-VM dans un seul fichier</text:span> : Vous pouvez ainsi gérer plusieurs environnements de manière centralisée et reproductible. </text:p>
        </text:list-item>
        <text:list-item>
          <text:p text:style-name="P31">La ligne <text:span text:style-name="Source_20_Text"><text:span text:style-name="T16">Vagrant.configure("2") do |config|</text:span></text:span> initie la configuration de Vagrant en utilisant l'API de version 2 et ouvre un bloc dans lequel vous définissez les <text:soft-page-break/>paramètres de vos machines virtuelles. <text:span text:style-name="T17">Cette ligne se retrouve dans la plupart des fichiers Vagrantfile pour initier la configuration.s</text:span></text:p>
        </text:list-item>
      </text:list>
      <text:p text:style-name="Horizontal_20_Line"/>
      <text:h text:style-name="Heading_20_2" text:outline-level="2"><text:span text:style-name="T15">B.2.</text:span>2. Exemple de Playbook Ansible (playbook.yml)</text:h>
      <text:p text:style-name="Text_20_body">Ce playbook utilise la variable <text:span text:style-name="Source_20_Text"><text:span text:style-name="T8">target_os</text:span></text:span> pour exécuter des tâches spécifiques à chaque distribution. Par exemple, il met à jour le système, installe un serveur web (Apache sur Ubuntu, HTTPD sur CentOS) et démarre le service.</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tasks:</text:span></text:p>
      <text:p text:style-name="Preformatted_20_Text"><text:span text:style-name="Source_20_Text"><text:s text:c="4"/>- name: Mettre à jour le cache apt pour Ubuntu</text:span></text:p>
      <text:p text:style-name="Preformatted_20_Text"><text:span text:style-name="Source_20_Text"><text:s text:c="6"/>apt:</text:span></text:p>
      <text:p text:style-name="Preformatted_20_Text"><text:span text:style-name="Source_20_Text"><text:s text:c="8"/>update_cache: yes</text:span></text:p>
      <text:p text:style-name="Preformatted_20_Text"><text:span text:style-name="Source_20_Text"><text:s text:c="6"/>when: target_os == "ubuntu"</text:span></text:p>
      <text:p text:style-name="Preformatted_20_Text"/>
      <text:p text:style-name="Preformatted_20_Text"><text:span text:style-name="Source_20_Text"><text:s text:c="4"/>- name: Installer Apache sur Ubuntu</text:span></text:p>
      <text:p text:style-name="Preformatted_20_Text"><text:span text:style-name="Source_20_Text"><text:s text:c="6"/>apt:</text:span></text:p>
      <text:p text:style-name="Preformatted_20_Text"><text:span text:style-name="Source_20_Text"><text:s text:c="8"/>name: apache2</text:span></text:p>
      <text:p text:style-name="Preformatted_20_Text"><text:span text:style-name="Source_20_Text"><text:s text:c="8"/>state: present</text:span></text:p>
      <text:p text:style-name="Preformatted_20_Text"><text:span text:style-name="Source_20_Text"><text:s text:c="6"/>when: target_os == "ubuntu"</text:span></text:p>
      <text:p text:style-name="Preformatted_20_Text"/>
      <text:p text:style-name="Preformatted_20_Text"><text:span text:style-name="Source_20_Text"><text:s text:c="4"/>- name: Mettre à jour le cache yum pour CentOS</text:span></text:p>
      <text:p text:style-name="Preformatted_20_Text"><text:span text:style-name="Source_20_Text"><text:s text:c="6"/>yum:</text:span></text:p>
      <text:p text:style-name="Preformatted_20_Text"><text:span text:style-name="Source_20_Text"><text:s text:c="8"/>update_cache: yes</text:span></text:p>
      <text:p text:style-name="Preformatted_20_Text"><text:span text:style-name="Source_20_Text"><text:s text:c="6"/>when: target_os == "centos"</text:span></text:p>
      <text:p text:style-name="Preformatted_20_Text"/>
      <text:p text:style-name="Preformatted_20_Text"><text:span text:style-name="Source_20_Text"><text:s text:c="4"/>- name: Installer HTTPD sur CentOS</text:span></text:p>
      <text:p text:style-name="Preformatted_20_Text"><text:span text:style-name="Source_20_Text"><text:s text:c="6"/>yum:</text:span></text:p>
      <text:p text:style-name="Preformatted_20_Text"><text:span text:style-name="Source_20_Text"><text:s text:c="8"/>name: httpd</text:span></text:p>
      <text:p text:style-name="Preformatted_20_Text"><text:span text:style-name="Source_20_Text"><text:s text:c="8"/>state: present</text:span></text:p>
      <text:p text:style-name="Preformatted_20_Text"><text:span text:style-name="Source_20_Text"><text:s text:c="6"/>when: target_os == "centos"</text:span></text:p>
      <text:p text:style-name="Preformatted_20_Text"/>
      <text:p text:style-name="Preformatted_20_Text"><text:span text:style-name="Source_20_Text"><text:s text:c="4"/>- name: Activer et démarrer Apache sur Ubuntu</text:span></text:p>
      <text:p text:style-name="Preformatted_20_Text"><text:span text:style-name="Source_20_Text"><text:s text:c="6"/>systemd:</text:span></text:p>
      <text:p text:style-name="Preformatted_20_Text"><text:span text:style-name="Source_20_Text"><text:s text:c="8"/>name: apache2</text:span></text:p>
      <text:p text:style-name="Preformatted_20_Text"><text:span text:style-name="Source_20_Text"><text:s text:c="8"/>enabled: yes</text:span></text:p>
      <text:p text:style-name="Preformatted_20_Text"><text:span text:style-name="Source_20_Text"><text:s text:c="8"/>state: started</text:span></text:p>
      <text:p text:style-name="Preformatted_20_Text"><text:span text:style-name="Source_20_Text"><text:s text:c="6"/>when: target_os == "ubuntu"</text:span></text:p>
      <text:p text:style-name="Preformatted_20_Text"/>
      <text:p text:style-name="Preformatted_20_Text"><text:span text:style-name="Source_20_Text"><text:s text:c="4"/>- name: Activer et démarrer HTTPD sur CentOS</text:span></text:p>
      <text:p text:style-name="Preformatted_20_Text"><text:span text:style-name="Source_20_Text"><text:s text:c="6"/>systemd:</text:span></text:p>
      <text:p text:style-name="Preformatted_20_Text"><text:span text:style-name="Source_20_Text"><text:s text:c="8"/>name: httpd</text:span></text:p>
      <text:p text:style-name="Preformatted_20_Text"><text:span text:style-name="Source_20_Text"><text:s text:c="8"/>enabled: yes</text:span></text:p>
      <text:p text:style-name="Preformatted_20_Text"><text:span text:style-name="Source_20_Text"><text:s text:c="8"/>state: started</text:span></text:p>
      <text:p text:style-name="P7"><text:span text:style-name="Source_20_Text"><text:s text:c="6"/>when: target_os == "centos"</text:span></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ans2" svg:font-family="'Noto Sans'" style:font-adornments="Regular"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Noto Sans2" fo:font-family="'Noto Sans'" style:font-style-name="Regular" style:font-family-generic="swiss" style:font-pitch="variable"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Noto Sans1" fo:font-family="'Noto Sans'" style:font-style-name="Bold" style:font-family-generic="swiss" style:font-pitch="variable"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Noto Sans1" fo:font-family="'Noto Sans'" style:font-style-name="Bold" style:font-family-generic="swiss" style:font-pitch="variable" fo:font-size="16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ans" fo:font-family="'Noto Sans'" style:font-family-generic="swiss" style:font-pitch="variable" fo:font-size="15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master-page-name="">
      <style:paragraph-properties fo:margin-top="0in" fo:margin-bottom="0in" style:contextual-spacing="false" fo:line-height="115%" style:page-number="auto"/>
      <style:text-properties fo:color="#105299" loext:opacity="100%"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style:font-name="Noto Sans2" fo:font-family="'Noto Sans'" style:font-style-name="Regular" style:font-family-generic="swiss" style:font-pitch="variable" fo:font-size="13pt" fo:font-style="normal"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Noto Sans1" fo:font-family="'Noto Sans'" style:font-style-name="Bold" style:font-family-generic="swiss" style:font-pitch="variable" fo:font-size="22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8T13:34:45.377433333</meta:creation-date>
    <dc:date>2025-02-28T17:05:32.698186382</dc:date>
    <meta:editing-duration>PT30M55S</meta:editing-duration>
    <meta:editing-cycles>5</meta:editing-cycles>
    <meta:generator>LibreOffice/24.2.7.2$Linux_X86_64 LibreOffice_project/420$Build-2</meta:generator>
    <meta:document-statistic meta:table-count="0" meta:image-count="0" meta:object-count="0" meta:page-count="9" meta:paragraph-count="187" meta:word-count="2195" meta:character-count="15572" meta:non-whitespace-character-count="13140"/>
  </office:meta>
</office:document-meta>
</file>